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a769" officeooo:paragraph-rsid="000aa769"/>
    </style:style>
    <style:style style:name="P2" style:family="paragraph" style:parent-style-name="Heading_20_1">
      <style:text-properties officeooo:rsid="000aa769" officeooo:paragraph-rsid="000aa769"/>
    </style:style>
    <style:style style:name="P3" style:family="paragraph" style:parent-style-name="Text_20_body" style:list-style-name="L1">
      <style:text-properties officeooo:rsid="000aa769"/>
    </style:style>
    <style:style style:name="P4" style:family="paragraph" style:parent-style-name="Heading_20_1">
      <style:text-properties officeooo:rsid="000aa769"/>
    </style:style>
    <style:style style:name="P5" style:family="paragraph" style:parent-style-name="Text_20_body" style:list-style-name="L2">
      <style:text-properties officeooo:rsid="000aa769"/>
    </style:style>
    <style:style style:name="P6" style:family="paragraph" style:parent-style-name="Text_20_body" style:list-style-name="L3">
      <style:text-properties officeooo:rsid="000aa769"/>
    </style:style>
    <style:style style:name="P7" style:family="paragraph" style:parent-style-name="Text_20_body" style:list-style-name="L4">
      <style:text-properties officeooo:rsid="000aa769"/>
    </style:style>
    <style:style style:name="P8" style:family="paragraph" style:parent-style-name="Text_20_body" style:list-style-name="L5">
      <style:text-properties officeooo:rsid="000aa769"/>
    </style:style>
    <style:style style:name="P9" style:family="paragraph" style:parent-style-name="Text_20_body" style:list-style-name="L6">
      <style:text-properties officeooo:rsid="000aa769"/>
    </style:style>
    <style:style style:name="P10" style:family="paragraph" style:parent-style-name="Text_20_body" style:list-style-name="L7">
      <style:text-properties officeooo:rsid="000aa769"/>
    </style:style>
    <style:style style:name="P11" style:family="paragraph" style:parent-style-name="Text_20_body" style:list-style-name="L8">
      <style:text-properties officeooo:rsid="000aa769"/>
    </style:style>
    <style:style style:name="P12" style:family="paragraph" style:parent-style-name="Text_20_body" style:list-style-name="L9">
      <style:text-properties officeooo:rsid="000aa769"/>
    </style:style>
    <style:style style:name="P13" style:family="paragraph" style:parent-style-name="Text_20_body" style:list-style-name="L10">
      <style:text-properties officeooo:rsid="000aa769"/>
    </style:style>
    <style:style style:name="P14" style:family="paragraph" style:parent-style-name="Text_20_body" style:list-style-name="L11">
      <style:text-properties officeooo:rsid="000aa769"/>
    </style:style>
    <style:style style:name="P15" style:family="paragraph" style:parent-style-name="Text_20_body" style:list-style-name="L12">
      <style:text-properties officeooo:rsid="000aa769"/>
    </style:style>
    <style:style style:name="P16" style:family="paragraph" style:parent-style-name="Text_20_body" style:list-style-name="L13">
      <style:text-properties officeooo:rsid="000aa769"/>
    </style:style>
    <style:style style:name="P17" style:family="paragraph" style:parent-style-name="Text_20_body" style:list-style-name="L14">
      <style:text-properties officeooo:rsid="000aa769"/>
    </style:style>
    <style:style style:name="P18" style:family="paragraph" style:parent-style-name="Text_20_body" style:list-style-name="L15">
      <style:text-properties officeooo:rsid="000aa769"/>
    </style:style>
    <style:style style:name="P19" style:family="paragraph" style:parent-style-name="Text_20_body" style:list-style-name="L16">
      <style:text-properties officeooo:rsid="000aa769"/>
    </style:style>
    <style:style style:name="P20" style:family="paragraph" style:parent-style-name="Text_20_body" style:list-style-name="L17">
      <style:text-properties officeooo:rsid="000aa769"/>
    </style:style>
    <style:style style:name="P21" style:family="paragraph" style:parent-style-name="Text_20_body" style:list-style-name="L18">
      <style:text-properties officeooo:rsid="000aa769"/>
    </style:style>
    <style:style style:name="P22" style:family="paragraph" style:parent-style-name="Text_20_body" style:list-style-name="L19">
      <style:text-properties officeooo:rsid="000aa769"/>
    </style:style>
    <style:style style:name="P23" style:family="paragraph" style:parent-style-name="Text_20_body" style:list-style-name="L20">
      <style:text-properties officeooo:rsid="000aa769"/>
    </style:style>
    <style:style style:name="P24" style:family="paragraph" style:parent-style-name="Text_20_body" style:list-style-name="L21">
      <style:text-properties officeooo:rsid="000aa769"/>
    </style:style>
    <style:style style:name="P25" style:family="paragraph" style:parent-style-name="Text_20_body" style:list-style-name="L22">
      <style:text-properties officeooo:rsid="000aa769"/>
    </style:style>
    <style:style style:name="P26" style:family="paragraph" style:parent-style-name="Horizontal_20_Line">
      <style:text-properties officeooo:rsid="000aa769"/>
    </style:style>
    <style:style style:name="P27" style:family="paragraph" style:parent-style-name="Text_20_body">
      <style:text-properties officeooo:rsid="000aa76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</text:p>
      <text:h text:style-name="P2" text:outline-level="1">processes &amp; threads (foundations)</text:h>
      <text:list text:style-name="L1">
        <text:list-item>
          <text:p text:style-name="P3">define process vs. thread. what resources does each own?</text:p>
        </text:list-item>
        <text:list-item>
          <text:p text:style-name="P3">how does a program become a process? walk through <text:span text:style-name="Source_20_Text">execve</text:span>.</text:p>
        </text:list-item>
        <text:list-item>
          <text:p text:style-name="P3">process states (new/ready/running/waiting/terminated) — what events trigger transitions?</text:p>
        </text:list-item>
        <text:list-item>
          <text:p text:style-name="P3">pcb (process control block): what’s stored there?</text:p>
        </text:list-item>
        <text:list-item>
          <text:p text:style-name="P3">user mode vs. kernel mode — how is the boundary enforced?</text:p>
        </text:list-item>
        <text:list-item>
          <text:p text:style-name="P3">context switch vs. mode switch — difference and costs?</text:p>
        </text:list-item>
        <text:list-item>
          <text:p text:style-name="P3">thread models: 1:1, M:N, green threads — trade‑offs?</text:p>
        </text:list-item>
        <text:list-item>
          <text:p text:style-name="P3">benefits and pitfalls of threads vs. processes (mem, isolation, synchronization).</text:p>
        </text:list-item>
        <text:list-item>
          <text:p text:style-name="P3">what is a reentrant function? why does it matter for threads?</text:p>
        </text:list-item>
        <text:list-item>
          <text:p text:style-name="P3">how do signals work? synchronous vs. asynchronous; default actions.</text:p>
        </text:list-item>
      </text:list>
      <text:h text:style-name="P4" text:outline-level="1">scheduling</text:h>
      <text:list text:style-name="L2">
        <text:list-item>
          <text:p text:style-name="P5">preemptive vs. non‑preemptive scheduling — pros/cons.</text:p>
        </text:list-item>
        <text:list-item>
          <text:p text:style-name="P5">cpu‑bound vs. i/o‑bound — how does a scheduler treat them differently?</text:p>
        </text:list-item>
        <text:list-item>
          <text:p text:style-name="P5">algorithms: FCFS, SJF/shortest remaining time, round robin, priority, MLFQ — when to use which?</text:p>
        </text:list-item>
        <text:list-item>
          <text:p text:style-name="P5">time slice quantum: too small vs. too large — effects on latency/throughput.</text:p>
        </text:list-item>
        <text:list-item>
          <text:p text:style-name="P5">priority inversion &amp; priority inheritance — explain with an example.</text:p>
        </text:list-item>
        <text:list-item>
          <text:p text:style-name="P5">fairness vs. responsiveness — how do modern schedulers balance them?</text:p>
        </text:list-item>
        <text:list-item>
          <text:p text:style-name="P5">load balancing on multicore systems — push vs. pull models.</text:p>
        </text:list-item>
        <text:list-item>
          <text:p text:style-name="P5">real‑time scheduling: rate‑monotonic vs. earliest‑deadline‑first.</text:p>
        </text:list-item>
        <text:list-item>
          <text:p text:style-name="P5">cfs (linux) basic idea: vruntime, weights, nice — what problems does it solve?</text:p>
        </text:list-item>
      </text:list>
      <text:h text:style-name="P4" text:outline-level="1">synchronization primitives</text:h>
      <text:list text:style-name="L3">
        <text:list-item>
          <text:p text:style-name="P6">race condition: define and show a minimal example.</text:p>
        </text:list-item>
        <text:list-item>
          <text:p text:style-name="P6">critical section requirements (mutual exclusion, progress, bounded waiting).</text:p>
        </text:list-item>
        <text:list-item>
          <text:p text:style-name="P6">spinlock vs. mutex vs. semaphore — when to use each?</text:p>
        </text:list-item>
        <text:list-item>
          <text:p text:style-name="P6"><text:soft-page-break/>readers‑writer locks: starvation risks and mitigations.</text:p>
        </text:list-item>
        <text:list-item>
          <text:p text:style-name="P6">condition variables: spurious wakeups; why must the predicate be rechecked?</text:p>
        </text:list-item>
        <text:list-item>
          <text:p text:style-name="P6">barriers and latches: where do they fit?</text:p>
        </text:list-item>
        <text:list-item>
          <text:p text:style-name="P6">futex: what problem does it solve?</text:p>
        </text:list-item>
        <text:list-item>
          <text:p text:style-name="P6">lock contention vs. lock granularity — design considerations.</text:p>
        </text:list-item>
        <text:list-item>
          <text:p text:style-name="P6">atomic operations (CAS, FAA) and memory barriers (acquire/release/seq‑cst).</text:p>
        </text:list-item>
        <text:list-item>
          <text:p text:style-name="P6">lock‑free vs. wait‑free — definitions and trade‑offs.</text:p>
        </text:list-item>
      </text:list>
      <text:h text:style-name="P4" text:outline-level="1">deadlocks</text:h>
      <text:list text:style-name="L4">
        <text:list-item>
          <text:p text:style-name="P7">four Coffman conditions — why are they necessary?</text:p>
        </text:list-item>
        <text:list-item>
          <text:p text:style-name="P7">prevention vs. avoidance vs. detection &amp; recovery — compare.</text:p>
        </text:list-item>
        <text:list-item>
          <text:p text:style-name="P7">banker’s algorithm — when is it practical?</text:p>
        </text:list-item>
        <text:list-item>
          <text:p text:style-name="P7">resource‑allocation graphs — detect cycles.</text:p>
        </text:list-item>
        <text:list-item>
          <text:p text:style-name="P7">handling deadlocks in databases vs. OS (timeouts, wait‑die, wound‑wait).</text:p>
        </text:list-item>
        <text:list-item>
          <text:p text:style-name="P7">livelock vs. deadlock vs. starvation — examples.</text:p>
        </text:list-item>
      </text:list>
      <text:h text:style-name="P4" text:outline-level="1">memory management (virtual memory)</text:h>
      <text:list text:style-name="L5">
        <text:list-item>
          <text:p text:style-name="P8">goals of virtual memory; address translation basics.</text:p>
        </text:list-item>
        <text:list-item>
          <text:p text:style-name="P8">paging vs. segmentation; why is pure segmentation rare now?</text:p>
        </text:list-item>
        <text:list-item>
          <text:p text:style-name="P8">page table structures: single‑level, multi‑level, inverted, hashed, radix.</text:p>
        </text:list-item>
        <text:list-item>
          <text:p text:style-name="P8">TLB: what it caches, reach, misses, shootdown on multiprocessors.</text:p>
        </text:list-item>
        <text:list-item>
          <text:p text:style-name="P8">page faults: minor vs. major; copy‑on‑write mechanics.</text:p>
        </text:list-item>
        <text:list-item>
          <text:p text:style-name="P8">demand paging &amp; working set; thrashing symptoms and fixes.</text:p>
        </text:list-item>
        <text:list-item>
          <text:p text:style-name="P8">page replacement: FIFO, LRU, second‑chance, clock, NRU, ARC.</text:p>
        </text:list-item>
        <text:list-item>
          <text:p text:style-name="P8">huge pages: benefits and downsides.</text:p>
        </text:list-item>
        <text:list-item>
          <text:p text:style-name="P8">stack vs. heap growth; guard pages and overflow protection.</text:p>
        </text:list-item>
        <text:list-item>
          <text:p text:style-name="P8">NUMA: locality, page migration, memory policies (bind/interleave/prefer).</text:p>
        </text:list-item>
        <text:list-item>
          <text:p text:style-name="P8">OOM killer (linux): what triggers it? how is a victim chosen?</text:p>
        </text:list-item>
      </text:list>
      <text:h text:style-name="P4" text:outline-level="1"><text:soft-page-break/>memory safety &amp; layout</text:h>
      <text:list text:style-name="L6">
        <text:list-item>
          <text:p text:style-name="P9">process address space layout (text/rodata/data/bss/heap/stack/mmap).</text:p>
        </text:list-item>
        <text:list-item>
          <text:p text:style-name="P9">ASLR — what does it randomize, what doesn’t it?</text:p>
        </text:list-item>
        <text:list-item>
          <text:p text:style-name="P9">position‑independent code (PIC) and shared libraries.</text:p>
        </text:list-item>
        <text:list-item>
          <text:p text:style-name="P9">fragmentation (internal vs. external) and allocator strategies (buddy, slab).</text:p>
        </text:list-item>
        <text:list-item>
          <text:p text:style-name="P9">sbrk vs. mmap for allocators — trade‑offs.</text:p>
        </text:list-item>
      </text:list>
      <text:h text:style-name="P4" text:outline-level="1">system calls &amp; interrupts</text:h>
      <text:list text:style-name="L7">
        <text:list-item>
          <text:p text:style-name="P10">how does a user program invoke a system call? steps &amp; overhead.</text:p>
        </text:list-item>
        <text:list-item>
          <text:p text:style-name="P10">trap vs. interrupt vs. exception — differences and examples.</text:p>
        </text:list-item>
        <text:list-item>
          <text:p text:style-name="P10">syscall batching and reduction (vDSO, io_uring idea) — why faster?</text:p>
        </text:list-item>
        <text:list-item>
          <text:p text:style-name="P10">device interrupts: line‑based vs. MSI/MSI‑X; top‑half/bottom‑half/softirq/tasklet.</text:p>
        </text:list-item>
        <text:list-item>
          <text:p text:style-name="P10">DMA: what it is; IOMMU role; zero‑copy I/O.</text:p>
        </text:list-item>
        <text:list-item>
          <text:p text:style-name="P10">polling vs. interrupt‑driven I/O — when to prefer each?</text:p>
        </text:list-item>
      </text:list>
      <text:h text:style-name="P4" text:outline-level="1">filesystems &amp; storage</text:h>
      <text:list text:style-name="L8">
        <text:list-item>
          <text:p text:style-name="P11">inode vs. directory entry — what lives where?</text:p>
        </text:list-item>
        <text:list-item>
          <text:p text:style-name="P11">fs types: FAT, NTFS, ext4, XFS, Btrfs, ZFS — high‑level traits.</text:p>
        </text:list-item>
        <text:list-item>
          <text:p text:style-name="P11">journaling modes (data, ordered, writeback); intent logs; copy‑on‑write FS.</text:p>
        </text:list-item>
        <text:list-item>
          <text:p text:style-name="P11">metadata vs. data journaling — durability vs. performance.</text:p>
        </text:list-item>
        <text:list-item>
          <text:p text:style-name="P11">page cache vs. buffer cache; writeback, dirty ratios, flushers.</text:p>
        </text:list-item>
        <text:list-item>
          <text:p text:style-name="P11">directory indexing (htree, b‑trees) and implications for large dirs.</text:p>
        </text:list-item>
        <text:list-item>
          <text:p text:style-name="P11">fs consistency: fsck vs. journal replay vs. CoW checksums.</text:p>
        </text:list-item>
        <text:list-item>
          <text:p text:style-name="P11">hard link vs. soft link; link count, cycles, and constraints.</text:p>
        </text:list-item>
        <text:list-item>
          <text:p text:style-name="P11">mmap vs. read/write — performance/consistency semantics.</text:p>
        </text:list-item>
        <text:list-item>
          <text:p text:style-name="P11">disk scheduling: SSTF, SCAN/LOOK/C‑SCAN; relevance on SSDs.</text:p>
        </text:list-item>
        <text:list-item>
          <text:p text:style-name="P11">RAID levels (0/1/5/6/10), parity write penalty, write hole; LVM basics.</text:p>
        </text:list-item>
        <text:list-item>
          <text:p text:style-name="P11">Fsync, fdatasync, O_DIRECT — when and why.</text:p>
        </text:list-item>
      </text:list>
      <text:h text:style-name="P4" text:outline-level="1"><text:soft-page-break/>networking as an OS service (host stack)</text:h>
      <text:list text:style-name="L9">
        <text:list-item>
          <text:p text:style-name="P12">socket lifecycle: create/bind/listen/accept/connect — state transitions.</text:p>
        </text:list-item>
        <text:list-item>
          <text:p text:style-name="P12">blocking vs. non‑blocking vs. async I/O (select/poll/epoll/kqueue/io_uring).</text:p>
        </text:list-item>
        <text:list-item>
          <text:p text:style-name="P12">TCP states (SYN‑SENT, ESTABLISHED, TIME‑WAIT) — why TIME‑WAIT matters.</text:p>
        </text:list-item>
        <text:list-item>
          <text:p text:style-name="P12">backlog vs. SYN backlog; accept queue overflow symptoms.</text:p>
        </text:list-item>
        <text:list-item>
          <text:p text:style-name="P12">zero‑copy send/recv; sendfile; splice/tee.</text:p>
        </text:list-item>
        <text:list-item>
          <text:p text:style-name="P12">NIC offloads (TSO/LRO/GRO/Checksum) and when they bite.</text:p>
        </text:list-item>
        <text:list-item>
          <text:p text:style-name="P12">per‑process vs. per‑cgroup networking limits (buffers, conn counts).</text:p>
        </text:list-item>
      </text:list>
      <text:h text:style-name="P4" text:outline-level="1">security (os perspective)</text:h>
      <text:list text:style-name="L10">
        <text:list-item>
          <text:p text:style-name="P13">discretionary vs. mandatory access control (DAC vs. MAC).</text:p>
        </text:list-item>
        <text:list-item>
          <text:p text:style-name="P13">capabilities vs. setuid — principle of least privilege.</text:p>
        </text:list-item>
        <text:list-item>
          <text:p text:style-name="P13">SELinux/AppArmor basics; seccomp filters; chroot vs. namespaces.</text:p>
        </text:list-item>
        <text:list-item>
          <text:p text:style-name="P13">address‑space defenses: DEP/NX, ASLR, stack canaries, CET/CFI.</text:p>
        </text:list-item>
        <text:list-item>
          <text:p text:style-name="P13">sandboxing patterns (pledge/unveil, jails, namespaces+cgroups).</text:p>
        </text:list-item>
        <text:list-item>
          <text:p text:style-name="P13">file permissions vs. ACLs; umask; sticky bit usage.</text:p>
        </text:list-item>
        <text:list-item>
          <text:p text:style-name="P13">authenticated boot &amp; kernel module signing.</text:p>
        </text:list-item>
      </text:list>
      <text:h text:style-name="P4" text:outline-level="1">virtualization &amp; containers</text:h>
      <text:list text:style-name="L11">
        <text:list-item>
          <text:p text:style-name="P14">full virtualization vs. paravirtualization; role of hardware (VT‑x/AMD‑V).</text:p>
        </text:list-item>
        <text:list-item>
          <text:p text:style-name="P14">hypervisor types: type‑1 vs. type‑2; nested virtualization caveats.</text:p>
        </text:list-item>
        <text:list-item>
          <text:p text:style-name="P14">shadow page tables vs. EPT/NPT; TLB implications.</text:p>
        </text:list-item>
        <text:list-item>
          <text:p text:style-name="P14">virtio paravirt devices — why faster?</text:p>
        </text:list-item>
        <text:list-item>
          <text:p text:style-name="P14">containers: namespaces (pid, net, mnt, uts, ipc, user) and cgroups (cpu/mem/io).</text:p>
        </text:list-item>
        <text:list-item>
          <text:p text:style-name="P14">union/overlay filesystems (AUFS, overlayfs) and copy‑on‑write layers.</text:p>
        </text:list-item>
        <text:list-item>
          <text:p text:style-name="P14">container vs. VM isolation limits; shared‑kernel risks.</text:p>
        </text:list-item>
      </text:list>
      <text:h text:style-name="P4" text:outline-level="1">multicore, cache &amp; performance</text:h>
      <text:list text:style-name="L12">
        <text:list-item>
          <text:p text:style-name="P15">cache hierarchy (L1/L2/L3), cache coherence (MESI/MOESI), false sharing.</text:p>
        </text:list-item>
        <text:list-item>
          <text:p text:style-name="P15"><text:soft-page-break/>memory ordering models (TSO, weak ordering); fences and data races.</text:p>
        </text:list-item>
        <text:list-item>
          <text:p text:style-name="P15">prefetchers: hardware vs. software hints; pathological patterns.</text:p>
        </text:list-item>
        <text:list-item>
          <text:p text:style-name="P15">scheduler affinity, cpu pinning, isolcpus, nohz_full for low latency.</text:p>
        </text:list-item>
        <text:list-item>
          <text:p text:style-name="P15">per‑cpu data structures; RCU (read‑copy‑update) — when and why.</text:p>
        </text:list-item>
        <text:list-item>
          <text:p text:style-name="P15">interrupt affinity (IRQ balancing) and network/IO RSS/RPS.</text:p>
        </text:list-item>
      </text:list>
      <text:h text:style-name="P4" text:outline-level="1">real‑time &amp; low‑latency systems</text:h>
      <text:list text:style-name="L13">
        <text:list-item>
          <text:p text:style-name="P16">hard vs. soft real‑time; determinism vs. throughput.</text:p>
        </text:list-item>
        <text:list-item>
          <text:p text:style-name="P16">preemption models; rt‑preempt patches; priority ceilings.</text:p>
        </text:list-item>
        <text:list-item>
          <text:p text:style-name="P16">interrupt latency sources; bounding jitter.</text:p>
        </text:list-item>
        <text:list-item>
          <text:p text:style-name="P16">worst‑case execution time (WCET) measurement pitfalls.</text:p>
        </text:list-item>
      </text:list>
      <text:h text:style-name="P4" text:outline-level="1">power management &amp; mobile</text:h>
      <text:list text:style-name="L14">
        <text:list-item>
          <text:p text:style-name="P17">DVFS, turbo boost, cpuidle/cpufreq governors impacts.</text:p>
        </text:list-item>
        <text:list-item>
          <text:p text:style-name="P17">power‑aware scheduling; tickless kernels.</text:p>
        </text:list-item>
        <text:list-item>
          <text:p text:style-name="P17">thermal throttling — how it manifests, how to observe.</text:p>
        </text:list-item>
      </text:list>
      <text:h text:style-name="P4" text:outline-level="1">boot &amp; init</text:h>
      <text:list text:style-name="L15">
        <text:list-item>
          <text:p text:style-name="P18">boot process: firmware → bootloader → kernel → init → services.</text:p>
        </text:list-item>
        <text:list-item>
          <text:p text:style-name="P18">init systems: sysvinit vs. systemd — dependencies, targets, units.</text:p>
        </text:list-item>
        <text:list-item>
          <text:p text:style-name="P18">kernel parameters (cmdline) — common toggles (e.g., hugepages, isolcpus).</text:p>
        </text:list-item>
        <text:list-item>
          <text:p text:style-name="P18">modules: loading, symbol resolution, tainting, secure boot interactions.</text:p>
        </text:list-item>
      </text:list>
      <text:h text:style-name="P4" text:outline-level="1">observability &amp; diagnostics (linux focus)</text:h>
      <text:list text:style-name="L16">
        <text:list-item>
          <text:p text:style-name="P19"><text:span text:style-name="Source_20_Text">top/htop</text:span> vs. <text:span text:style-name="Source_20_Text">pidstat</text:span> vs. <text:span text:style-name="Source_20_Text">mpstat</text:span> — what to read in each?</text:p>
        </text:list-item>
        <text:list-item>
          <text:p text:style-name="P19"><text:span text:style-name="Source_20_Text">vmstat</text:span>, <text:span text:style-name="Source_20_Text">free</text:span>, <text:span text:style-name="Source_20_Text">/proc/meminfo</text:span> — interpreting memory pressure.</text:p>
        </text:list-item>
        <text:list-item>
          <text:p text:style-name="P19"><text:span text:style-name="Source_20_Text">iostat</text:span>, <text:span text:style-name="Source_20_Text">blktrace</text:span>, <text:span text:style-name="Source_20_Text">iotop</text:span> — spotting I/O bottlenecks.</text:p>
        </text:list-item>
        <text:list-item>
          <text:p text:style-name="P19"><text:span text:style-name="Source_20_Text">perf</text:span> (record/report), flame graphs — CPU hotspots vs. off‑CPU time.</text:p>
        </text:list-item>
        <text:list-item>
          <text:p text:style-name="P19"><text:span text:style-name="Source_20_Text">strace</text:span> vs. <text:span text:style-name="Source_20_Text">ltrace</text:span> — when each helps; syscall latency analysis.</text:p>
        </text:list-item>
        <text:list-item>
          <text:p text:style-name="P19"><text:soft-page-break/><text:span text:style-name="Source_20_Text">sar</text:span>, <text:span text:style-name="Source_20_Text">dstat</text:span>, <text:span text:style-name="Source_20_Text">bpftrace</text:span>/eBPF — safe production introspection.</text:p>
        </text:list-item>
        <text:list-item>
          <text:p text:style-name="P19"><text:span text:style-name="Source_20_Text">numactl</text:span> &amp; <text:span text:style-name="Source_20_Text">hwloc</text:span> — diagnosing NUMA issues.</text:p>
        </text:list-item>
        <text:list-item>
          <text:p text:style-name="P19">OOM events: logs to read, typical root causes, remediation steps.</text:p>
        </text:list-item>
      </text:list>
      <text:h text:style-name="P4" text:outline-level="1">reliability &amp; faults</text:h>
      <text:list text:style-name="L17">
        <text:list-item>
          <text:p text:style-name="P20">kernel panic vs. oops; crash dumps (kdump) — how to collect/analyze.</text:p>
        </text:list-item>
        <text:list-item>
          <text:p text:style-name="P20">file system corruption scenarios and recovery paths.</text:p>
        </text:list-item>
        <text:list-item>
          <text:p text:style-name="P20">data durability vs. latency trade‑offs; write‑ordering guarantees.</text:p>
        </text:list-item>
        <text:list-item>
          <text:p text:style-name="P20">graceful degradation under pressure (cgroup limits, backpressure).</text:p>
        </text:list-item>
      </text:list>
      <text:h text:style-name="P4" text:outline-level="1">classic theory questions</text:h>
      <text:list text:style-name="L18">
        <text:list-item>
          <text:p text:style-name="P21">Amdahl’s vs. Gustafson’s law — implications for OS design.</text:p>
        </text:list-item>
        <text:list-item>
          <text:p text:style-name="P21">convoy effect; how modern schedulers reduce it.</text:p>
        </text:list-item>
        <text:list-item>
          <text:p text:style-name="P21">thundering herd problem and mitigations (epoll edge‑triggering, accept filters).</text:p>
        </text:list-item>
        <text:list-item>
          <text:p text:style-name="P21">ABA problem in lock‑free algorithms.</text:p>
        </text:list-item>
        <text:list-item>
          <text:p text:style-name="P21">dining philosophers variants and fairness fixes.</text:p>
        </text:list-item>
      </text:list>
      <text:h text:style-name="P4" text:outline-level="1">applied diagnosis scenarios</text:h>
      <text:list text:style-name="L19">
        <text:list-item>
          <text:p text:style-name="P22">web service shows high latency at low CPU — what metrics to check next?</text:p>
        </text:list-item>
        <text:list-item>
          <text:p text:style-name="P22">100% CPU but low throughput — causes beyond “need more cores”?</text:p>
        </text:list-item>
        <text:list-item>
          <text:p text:style-name="P22">frequent context switches — good or bad? what patterns cause it?</text:p>
        </text:list-item>
        <text:list-item>
          <text:p text:style-name="P22">high iowait — typical root causes and next steps.</text:p>
        </text:list-item>
        <text:list-item>
          <text:p text:style-name="P22">memory leak vs. page cache growth — how to distinguish quickly?</text:p>
        </text:list-item>
        <text:list-item>
          <text:p text:style-name="P22">sporadic latency spikes — IRQ storms? GC pauses? writeback? NTP steps?</text:p>
        </text:list-item>
        <text:list-item>
          <text:p text:style-name="P22">disk is “100% busy” but low MB/s on SSD — why?</text:p>
        </text:list-item>
        <text:list-item>
          <text:p text:style-name="P22">process in D (uninterruptible sleep) — what does it mean, how to debug?</text:p>
        </text:list-item>
        <text:list-item>
          <text:p text:style-name="P22">many sockets stuck in TIME_WAIT — is it a problem? mitigations?</text:p>
        </text:list-item>
        <text:list-item>
          <text:p text:style-name="P22">CPU migration hurts cache locality — how to prove and fix?</text:p>
        </text:list-item>
      </text:list>
      <text:h text:style-name="P4" text:outline-level="1"><text:soft-page-break/>coding‑style OS exercises (often asked)</text:h>
      <text:list text:style-name="L20">
        <text:list-item>
          <text:p text:style-name="P23">implement a thread‑safe bounded queue (producer‑consumer) with condition variables.</text:p>
        </text:list-item>
        <text:list-item>
          <text:p text:style-name="P23">implement a readers‑writer lock with writer preference.</text:p>
        </text:list-item>
        <text:list-item>
          <text:p text:style-name="P23">build an LRU cache (O(1) ops) — discuss page replacement analogies.</text:p>
        </text:list-item>
        <text:list-item>
          <text:p text:style-name="P23">simulate round‑robin scheduling; compute turnaround/waiting times.</text:p>
        </text:list-item>
        <text:list-item>
          <text:p text:style-name="P23">write a deadlock detector using a waits‑for graph.</text:p>
        </text:list-item>
        <text:list-item>
          <text:p text:style-name="P23">implement a barrier; discuss sense‑reversing optimization.</text:p>
        </text:list-item>
        <text:list-item>
          <text:p text:style-name="P23">write a lock‑free stack using CAS; discuss ABA and hazard pointers.</text:p>
        </text:list-item>
        <text:list-item>
          <text:p text:style-name="P23">implement a memory allocator with free‑list or buddy system (simplified).</text:p>
        </text:list-item>
        <text:list-item>
          <text:p text:style-name="P23">implement a rate limiter using token bucket (kernel‑style thinking).</text:p>
        </text:list-item>
        <text:list-item>
          <text:p text:style-name="P23">write a tiny shell supporting job control (fg/bg, signals).</text:p>
        </text:list-item>
      </text:list>
      <text:h text:style-name="P4" text:outline-level="1">advanced / modern topics</text:h>
      <text:list text:style-name="L21">
        <text:list-item>
          <text:p text:style-name="P24">io_uring: submission/completion queues — why it outperforms epoll.</text:p>
        </text:list-item>
        <text:list-item>
          <text:p text:style-name="P24">eBPF: hooks (kprobes, uprobes, tc, xdp); safety model and JIT.</text:p>
        </text:list-item>
        <text:list-item>
          <text:p text:style-name="P24">virtio &amp; vhost‑net; zero‑copy paths in virtualized networking.</text:p>
        </text:list-item>
        <text:list-item>
          <text:p text:style-name="P24">RDMA &amp; kernel‑bypass stacks (DPDK, SPDK) — trade‑offs and where used.</text:p>
        </text:list-item>
        <text:list-item>
          <text:p text:style-name="P24">page cache vs. user‑space cache (mmaped files) — coherency pitfalls.</text:p>
        </text:list-item>
        <text:list-item>
          <text:p text:style-name="P24">fs change notifications (inotify/fanotify) — performance caveats.</text:p>
        </text:list-item>
        <text:list-item>
          <text:p text:style-name="P24">checkpoint/restore (CRIU) and use cases.</text:p>
        </text:list-item>
        <text:list-item>
          <text:p text:style-name="P24">secure computing in containers: seccomp, user namespaces, id‑mapping.</text:p>
        </text:list-item>
      </text:list>
      <text:h text:style-name="P4" text:outline-level="1">quick “why/when” prompts (lightning round)</text:h>
      <text:list text:style-name="L22">
        <text:list-item>
          <text:p text:style-name="P25">when does async help? when does it hurt?</text:p>
        </text:list-item>
        <text:list-item>
          <text:p text:style-name="P25">why are small writes slow on journaling FS? how to batch?</text:p>
        </text:list-item>
        <text:list-item>
          <text:p text:style-name="P25">why can increasing threads degrade CPU‑bound performance?</text:p>
        </text:list-item>
        <text:list-item>
          <text:p text:style-name="P25">what turns CPU‑bound into I/O‑bound in distributed systems?</text:p>
        </text:list-item>
        <text:list-item>
          <text:p text:style-name="P25">why can <text:span text:style-name="Source_20_Text">mmap</text:span> + random access beat <text:span text:style-name="Source_20_Text">read</text:span> for large files?</text:p>
        </text:list-item>
        <text:list-item>
          <text:p text:style-name="P25">when would you prefer busy‑wait (spin) over blocking?</text:p>
        </text:list-item>
        <text:list-item>
          <text:p text:style-name="P25"><text:soft-page-break/>how to tell cache thrash vs. TLB thrash?</text:p>
        </text:list-item>
      </text:list>
      <text:p text:style-name="P26"/>
      <text:p text:style-name="P27">wan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20:34.151819625</meta:creation-date>
    <dc:date>2025-12-02T16:21:47.691689049</dc:date>
    <meta:editing-duration>PT1M15S</meta:editing-duration>
    <meta:editing-cycles>1</meta:editing-cycles>
    <meta:document-statistic meta:table-count="0" meta:image-count="0" meta:object-count="0" meta:page-count="8" meta:paragraph-count="183" meta:word-count="1512" meta:character-count="10306" meta:non-whitespace-character-count="9073"/>
    <meta:generator>LibreOffice/25.8.3.2$Linux_X86_64 LibreOffice_project/580$Build-2</meta:generator>
  </office:meta>
</office:document-meta>
</file>